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margin-left="0cm" fo:margin-right="0cm" fo:line-height="100%" fo:text-indent="0cm" style:auto-text-indent="false"/>
    </style:style>
    <style:style style:name="P3" style:family="paragraph" style:parent-style-name="Standard">
      <style:paragraph-properties fo:line-height="100%"/>
      <style:text-properties officeooo:paragraph-rsid="00095a59"/>
    </style:style>
    <style:style style:name="P4" style:family="paragraph" style:parent-style-name="Standard">
      <style:paragraph-properties fo:line-height="100%"/>
      <style:text-properties officeooo:rsid="00095a59" officeooo:paragraph-rsid="00095a59"/>
    </style:style>
    <style:style style:name="P5" style:family="paragraph" style:parent-style-name="Heading_20_1" style:master-page-name="Standard">
      <style:paragraph-properties fo:line-height="100%" style:page-number="auto"/>
    </style:style>
    <style:style style:name="P6" style:family="paragraph" style:parent-style-name="Heading_20_2">
      <style:paragraph-properties fo:line-height="100%"/>
    </style:style>
    <style:style style:name="P7" style:family="paragraph" style:parent-style-name="Heading_20_2">
      <style:paragraph-properties fo:line-height="100%"/>
      <style:text-properties officeooo:rsid="000a694a"/>
    </style:style>
    <style:style style:name="P8" style:family="paragraph" style:parent-style-name="List_20_Paragraph" style:list-style-name="WWNum1">
      <style:paragraph-properties fo:line-height="100%"/>
    </style:style>
    <style:style style:name="P9" style:family="paragraph" style:parent-style-name="Standard">
      <style:paragraph-properties fo:line-height="100%"/>
      <style:text-properties style:use-window-font-color="true" loext:opacity="0%" fo:language="ru" fo:country="RU" officeooo:rsid="00095a59" officeooo:paragraph-rsid="00095a59" style:language-asian="ja" style:country-asian="JP"/>
    </style:style>
    <style:style style:name="P10" style:family="paragraph" style:parent-style-name="Standard">
      <style:paragraph-properties fo:line-height="100%"/>
      <style:text-properties style:use-window-font-color="true" loext:opacity="0%" fo:language="ru" fo:country="RU" officeooo:rsid="00095a59" officeooo:paragraph-rsid="000a694a" style:language-asian="ja" style:country-asian="JP"/>
    </style:style>
    <style:style style:name="P11" style:family="paragraph" style:parent-style-name="Standard">
      <style:paragraph-properties fo:line-height="100%"/>
      <style:text-properties style:use-window-font-color="true" loext:opacity="0%" fo:language="ru" fo:country="RU" officeooo:rsid="000dc719" officeooo:paragraph-rsid="000dc719"/>
    </style:style>
    <style:style style:name="P12" style:family="paragraph" style:parent-style-name="Standard">
      <style:paragraph-properties fo:line-height="100%"/>
      <style:text-properties officeooo:paragraph-rsid="000a694a"/>
    </style:style>
    <style:style style:name="P13" style:family="paragraph" style:parent-style-name="Standard">
      <style:paragraph-properties fo:line-height="100%"/>
      <style:text-properties officeooo:paragraph-rsid="000bb029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ja" style:country-asian="JP"/>
    </style:style>
    <style:style style:name="T3" style:family="text">
      <style:text-properties fo:language="en" fo:country="US" officeooo:rsid="000eb2f6" style:language-asian="ja" style:country-asian="JP"/>
    </style:style>
    <style:style style:name="T4" style:family="text">
      <style:text-properties fo:language="en" fo:country="US" officeooo:rsid="000eb2f6"/>
    </style:style>
    <style:style style:name="T5" style:family="text">
      <style:text-properties fo:language="ru" fo:country="RU" style:language-asian="ja" style:country-asian="JP"/>
    </style:style>
    <style:style style:name="T6" style:family="text">
      <style:text-properties fo:language="ru" fo:country="RU" officeooo:rsid="000daac4" style:language-asian="ja" style:country-asian="JP"/>
    </style:style>
    <style:style style:name="T7" style:family="text">
      <style:text-properties fo:language="ru" fo:country="RU" officeooo:rsid="000dc719" style:language-asian="ja" style:country-asian="JP"/>
    </style:style>
    <style:style style:name="T8" style:family="text">
      <style:text-properties fo:language="ru" fo:country="RU" officeooo:rsid="000eb2f6" style:language-asian="ja" style:country-asian="JP"/>
    </style:style>
    <style:style style:name="T9" style:family="text">
      <style:text-properties officeooo:rsid="00095a59"/>
    </style:style>
    <style:style style:name="T10" style:family="text">
      <style:text-properties style:use-window-font-color="true" loext:opacity="0%"/>
    </style:style>
    <style:style style:name="T11" style:family="text">
      <style:text-properties style:use-window-font-color="true" loext:opacity="0%" fo:language="en" fo:country="US" officeooo:rsid="00095a59"/>
    </style:style>
    <style:style style:name="T12" style:family="text">
      <style:text-properties style:use-window-font-color="true" loext:opacity="0%" fo:language="ru" fo:country="RU" officeooo:rsid="00095a59" style:language-asian="ja" style:country-asian="JP"/>
    </style:style>
    <style:style style:name="T13" style:family="text">
      <style:text-properties style:use-window-font-color="true" loext:opacity="0%" fo:language="ru" fo:country="RU" officeooo:rsid="000a694a" style:language-asian="ja" style:country-asian="JP"/>
    </style:style>
    <style:style style:name="T14" style:family="text">
      <style:text-properties style:use-window-font-color="true" loext:opacity="0%" fo:language="ru" fo:country="RU" officeooo:rsid="000bb029" style:language-asian="ja" style:country-asian="JP"/>
    </style:style>
    <style:style style:name="T15" style:family="text">
      <style:text-properties style:use-window-font-color="true" loext:opacity="0%" fo:language="ru" fo:country="RU" officeooo:rsid="000eb2f6" style:language-asian="ja" style:country-asian="JP"/>
    </style:style>
    <style:style style:name="T16" style:family="text">
      <style:text-properties style:use-window-font-color="true" loext:opacity="0%" officeooo:rsid="000daac4"/>
    </style:style>
    <style:style style:name="T17" style:family="text">
      <style:text-properties style:use-window-font-color="true" loext:opacity="0%" officeooo:rsid="000dc719"/>
    </style:style>
    <style:style style:name="T18" style:family="text">
      <style:text-properties officeooo:rsid="000bb029"/>
    </style:style>
    <style:style style:name="T19" style:family="text">
      <style:text-properties officeooo:rsid="000daac4"/>
    </style:style>
    <style:style style:name="T20" style:family="text">
      <style:text-properties style:language-asian="ja" style:country-asian="JP"/>
    </style:style>
    <style:style style:name="T21" style:family="text">
      <style:text-properties officeooo:rsid="000eb2f6" style:language-asian="ja" style:country-asian="JP"/>
    </style:style>
    <style:style style:name="T22" style:family="text">
      <style:text-properties officeooo:rsid="000dc7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92973891" text:style-name="Outline">
        <text:list-item>
          <text:h text:style-name="P5" text:outline-level="1">Тестовое задание</text:h>
          <text:list>
            <text:list-item>
              <text:h text:style-name="P7" text:outline-level="2">Термины</text:h>
            </text:list-item>
          </text:list>
        </text:list-item>
      </text:list>
      <text:p text:style-name="P1">Заказ – запись из таблицы «parcels».</text:p>
      <text:p text:style-name="P1">Лог заказа – запись из таблицы «parcel_log».</text:p>
      <text:p text:style-name="P1">Тип события – справочник «dir_order_log_event_types»</text:p>
      <text:p text:style-name="P1">Клиент – справочник «dir_webshops».</text:p>
      <text:list xml:id="list144141173126814" text:continue-numbering="true" text:style-name="Outline">
        <text:list-item>
          <text:list>
            <text:list-item>
              <text:h text:style-name="P6" text:outline-level="2">Задание 1</text:h>
            </text:list-item>
          </text:list>
        </text:list-item>
      </text:list>
      <text:p text:style-name="P1">Показать количество созданных заказов, но не принятых на складе ТопДеливери.</text:p>
      <text:p text:style-name="P1">Необходимо в разрезе каждого месяца и каждого Клиента показать количество заказов у которых нет записи в логе с типом события «2; Изменение статуса движения» и событием «3;Получен в ТД». </text:p>
      <text:p text:style-name="P1">Предоставить запрос SQL.</text:p>
      <text:list xml:id="list144140029321036" text:continue-numbering="true" text:style-name="Outline">
        <text:list-item>
          <text:list>
            <text:list-item>
              <text:h text:style-name="P6" text:outline-level="2">Задание 2</text:h>
            </text:list-item>
          </text:list>
        </text:list-item>
      </text:list>
      <text:p text:style-name="P13">Средствами РНР <text:span text:style-name="T18">+ ООП,</text:span> <text:span text:style-name="T16">написать</text:span> <text:span text:style-name="T6">три метода </text:span><text:span text:style-name="T1">CRUD</text:span> restAPI <text:span text:style-name="T19">с </text:span><text:span text:style-name="T22">простой</text:span><text:span text:style-name="T7"> </text:span><text:span text:style-name="T3">н</text:span><text:span text:style-name="T8">о</text:span><text:span text:style-name="T6"> </text:span><text:span text:style-name="T19">расширяемой архитектурой (представьте, </text:span><text:span text:style-name="T22">что </text:span><text:span text:style-name="T17">в дальнейшем вам и другим разработчикам нужно будет реализовать еще 50 методов</text:span><text:span text:style-name="T19">)</text:span>:</text:p>
      <text:list xml:id="list223779176" text:style-name="WWNum1">
        <text:list-item>
          <text:p text:style-name="P8">авторизация</text:p>
        </text:list-item>
      </text:list>
      <text:p text:style-name="P2">На вход метода подается пара логин,пароль: testUser/testPass</text:p>
      <text:p text:style-name="P2">На выходе ожидается JWT token сроком жизни 10 минут</text:p>
      <text:list xml:id="list144139710979723" text:continue-numbering="true" text:style-name="WWNum1">
        <text:list-item>
          <text:p text:style-name="P8"><text:span text:style-name="T5">запись</text:span> данных</text:p>
        </text:list-item>
      </text:list>
      <text:p text:style-name="P1">На вход метода подается JWT token, parcel_id, webshop_id, date_create</text:p>
      <text:p text:style-name="P3">На выходе <text:span text:style-name="T11">id </text:span><text:span text:style-name="T12">созданной записи</text:span></text:p>
      <text:p text:style-name="P9">либо ошибка если токен не прошел проверку</text:p>
      <text:p text:style-name="P13"><text:span text:style-name="T12">либо </text:span><text:span text:style-name="T13">ошибка </text:span><text:span text:style-name="T12">если</text:span><text:span text:style-name="T13"> переданы некорректные данные </text:span><text:span text:style-name="T14">или что-то пошло не так</text:span></text:p>
      <text:list xml:id="list144140802313996" text:continue-numbering="true" text:style-name="WWNum1">
        <text:list-item>
          <text:p text:style-name="P8">получение данных</text:p>
        </text:list-item>
      </text:list>
      <text:p text:style-name="P3">На вход метода подается JWT token <text:span text:style-name="T12">и опциональные параметры выборки parcel_id, webshop_id, date_create</text:span></text:p>
      <text:p text:style-name="P4">На выходе заказы удовлетворящие <text:span text:style-name="T10">запросу</text:span></text:p>
      <text:p text:style-name="P10">либо ошибка если токен не прошел проверку</text:p>
      <text:p text:style-name="P12"><text:span text:style-name="T12">либо </text:span>ошибка <text:span text:style-name="T9">если</text:span> <text:span text:style-name="T13">переданы некорректные данные </text:span><text:span text:style-name="T14">или что-то пошло не так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font-name-asian="SimSun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font-name-asian="SimSun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fo:line-height="115%" text:number-lines="false" text:line-number="0"/>
      <style:text-properties fo:color="#4f81bd" loext:opacity="100%" fo:font-size="9pt" fo:font-style="italic" fo:font-weight="bold" style:font-size-asian="9pt" style:font-style-asian="italic" style:font-weight-asian="bold" style:font-name-complex="Arial3" style:font-family-complex="Arial" style:font-family-generic-complex="swiss" style:font-size-complex="9pt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353cm" style:contextual-spacing="false" fo:keep-together="always" fo:keep-with-next="always"/>
      <style:text-properties fo:color="#1e4f79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353cm" style:contextual-spacing="false" fo:keep-together="always" fo:keep-with-next="always"/>
      <style:text-properties fo:color="#2e77b5" loext:opacity="100%" style:font-name="Arial" fo:font-family="Arial" style:font-family-generic="roman" style:font-pitch="variable" fo:font-size="17pt" fo:font-weight="bold" style:font-name-asian="Arial1" style:font-family-asian="Arial" style:font-family-generic-asian="system" style:font-pitch-asian="variable" style:font-size-asian="17pt" style:font-weight-asian="bold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529cm" fo:margin-bottom="0.353cm" style:contextual-spacing="false" fo:text-align="start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353cm" fo:margin-bottom="0.353cm" style:contextual-spacing="false"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Quote" style:family="paragraph" style:parent-style-name="Standard" style:default-outline-level="" style:list-style-name="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 style:list-style-name="">
      <loext:graphic-properties draw:fill="solid" draw:fill-color="#f2f2f2" draw:opacity="100%"/>
      <style:paragraph-properties fo:margin-left="1.27cm" fo:margin-right="1.27cm" fo:text-indent="0cm" style:auto-text-indent="false" fo:background-color="#f2f2f2" fo:padding-left="0.353cm" fo:padding-right="0.353cm" fo:padding-top="0.176cm" fo:padding-bottom="0.176cm" fo:border="0.51pt solid #ffffff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.071cm" style:contextual-spacing="false" fo:line-height="100%"/>
      <style:text-properties fo:font-size="9pt" style:font-size-asian="9pt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99cm" fo:margin-right="0cm" fo:margin-top="0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1cm" fo:margin-right="0cm" fo:margin-top="0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499cm" fo:margin-right="0cm" fo:margin-top="0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2cm" fo:margin-right="0cm" fo:margin-top="0cm" fo:margin-bottom="0.101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499cm" fo:margin-right="0cm" fo:margin-top="0cm" fo:margin-bottom="0.101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3cm" fo:margin-right="0cm" fo:margin-top="0cm" fo:margin-bottom="0.101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3.5cm" fo:margin-right="0cm" fo:margin-top="0cm" fo:margin-bottom="0.101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4.001cm" fo:margin-right="0cm" fo:margin-top="0cm" fo:margin-bottom="0.101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orphans="2" fo:widows="2" text:number-lines="false" text:line-number="0" style:writing-mode="lr-tb"/>
      <style:text-properties style:use-window-font-color="true" loext:opacity="0%" fo:font-size="16pt" fo:font-weight="bold" style:font-size-asian="16pt" style:font-weight-asian="bold" style:font-size-complex="16pt" style:font-weight-complex="bold"/>
    </style:style>
    <style:style style:name="table_20_of_20_figures" style:display-name="table of figures" style:family="paragraph" style:parent-style-name="Standard" style:default-outline-level="" style:list-style-name="">
      <style:paragraph-properties fo:margin-top="0cm" fo:margin-bottom="0cm" style:contextual-spacing="false"/>
    </style:style>
    <style:style style:name="No_20_Spacing" style:display-name="No Spacing" style:family="paragraph" style:parent-style-name="Standard" style:default-outline-level="" style:list-style-name="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1_20_Char" style:display-name="Heading 1 Char" style:family="text">
      <style:text-properties fo:color="#1e4f79" loext:opacity="100%" fo:font-weight="bold" style:font-weight-asian="bold"/>
    </style:style>
    <style:style style:name="Heading_20_2_20_Char" style:display-name="Heading 2 Char" style:family="text"/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Text_20_Char" style:display-name="Footnote Text Char" style:family="text">
      <style:text-properties fo:font-size="9pt" style:font-size-asian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7</meta:editing-cycles>
    <dc:date>2022-10-28T14:41:39.081000000</dc:date>
    <meta:generator>LibreOffice/7.2.1.2$Windows_X86_64 LibreOffice_project/87b77fad49947c1441b67c559c339af8f3517e22</meta:generator>
    <meta:editing-duration>PT20M47S</meta:editing-duration>
    <meta:document-statistic meta:table-count="0" meta:image-count="0" meta:object-count="0" meta:page-count="1" meta:paragraph-count="25" meta:word-count="187" meta:character-count="1301" meta:non-whitespace-character-count="1137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